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 style:data-style-name="N125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gEquivelent</text:p>
          </table:table-cell>
          <table:table-cell office:value-type="string" calcext:value-type="string">
            <text:p>regressed</text:p>
          </table:table-cell>
          <table:table-cell office:value-type="string" calcext:value-type="string">
            <text:p>try1</text:p>
          </table:table-cell>
          <table:table-cell office:value-type="string" calcext:value-type="string">
            <text:p>try2</text:p>
          </table:table-cell>
          <table:table-cell office:value-type="string" calcext:value-type="string">
            <text:p>try3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style-name="ce1" office:value-type="float" office:value="0.997211093155" calcext:value-type="float">
            <text:p>0,99721</text:p>
          </table:table-cell>
          <table:table-cell table:style-name="ce1" office:value-type="float" office:value="0.997041854394" calcext:value-type="float">
            <text:p>0,99704</text:p>
          </table:table-cell>
          <table:table-cell table:style-name="ce1" office:value-type="float" office:value="0.918150889408" calcext:value-type="float">
            <text:p>0,91815</text:p>
          </table:table-cell>
          <table:table-cell table:style-name="ce1" office:value-type="float" office:value="0.980799455509" calcext:value-type="float">
            <text:p>0,98080</text:p>
          </table:table-cell>
          <table:table-cell table:style-name="ce1" office:value-type="float" office:value="0.963493761544" calcext:value-type="float">
            <text:p>0,96349</text:p>
          </table:table-cell>
          <table:table-cell table:style-name="ce1" office:value-type="float" office:value="0.996898748799" calcext:value-type="float">
            <text:p>0,99690</text:p>
          </table:table-cell>
          <table:table-cell table:style-name="ce1" office:value-type="float" office:value="0.99716370312" calcext:value-type="float">
            <text:p>0,99716</text:p>
          </table:table-cell>
          <table:table-cell table:style-name="ce1" office:value-type="float" office:value="0.996802360025" calcext:value-type="float">
            <text:p>0,99680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style-name="ce2" office:value-type="float" office:value="0.99204150344" calcext:value-type="float">
            <text:p>0,99204</text:p>
          </table:table-cell>
          <table:table-cell table:style-name="ce2" office:value-type="float" office:value="0.992195751713" calcext:value-type="float">
            <text:p>0,99220</text:p>
          </table:table-cell>
          <table:table-cell table:style-name="ce2" office:value-type="float" office:value="0.899398843386" calcext:value-type="float">
            <text:p>0,89940</text:p>
          </table:table-cell>
          <table:table-cell table:style-name="ce2" office:value-type="float" office:value="0.967343951583" calcext:value-type="float">
            <text:p>0,96734</text:p>
          </table:table-cell>
          <table:table-cell table:style-name="ce2" office:value-type="float" office:value="0.94490747177" calcext:value-type="float">
            <text:p>0,94491</text:p>
          </table:table-cell>
          <table:table-cell table:style-name="ce2" office:value-type="float" office:value="0.992096592109" calcext:value-type="float">
            <text:p>0,99210</text:p>
          </table:table-cell>
          <table:table-cell table:style-name="ce2" office:value-type="float" office:value="0.992049585129" calcext:value-type="float">
            <text:p>0,99205</text:p>
          </table:table-cell>
          <table:table-cell table:style-name="ce2" office:value-type="float" office:value="0.991484805198" calcext:value-type="float">
            <text:p>0,99148</text:p>
          </table:table-cell>
        </table:table-row>
        <calcext:conditional-formats>
          <calcext:conditional-format calcext:target-range-address="Sheet1.B2:Sheet1.I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:Sheet1.I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40:35.961311718</meta:creation-date>
    <dc:date>2017-09-05T13:58:55.720648621</dc:date>
    <meta:editing-duration>PT16H25M44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